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90.44mm" svg:y="63.41mm">
            <loext:p draw:notify-on-update-of-ranges="Sheet1.A17:Sheet1.A28 Sheet1.B17:Sheet1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h(cm)</text:p>
          </table:table-cell>
          <table:table-cell office:value-type="string" calcext:value-type="string">
            <text:p>h err(cm)</text:p>
          </table:table-cell>
          <table:table-cell office:value-type="string" calcext:value-type="string">
            <text:p>T_50(s)</text:p>
          </table:table-cell>
          <table:table-cell office:value-type="string" calcext:value-type="string">
            <text:p>T_50 err(s)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0.02" calcext:value-type="float">
            <text:p>0.02</text:p>
          </table:table-cell>
          <table:table-cell office:value-type="float" office:value="77.65" calcext:value-type="float">
            <text:p>77.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0.02" calcext:value-type="float">
            <text:p>0.02</text:p>
          </table:table-cell>
          <table:table-cell office:value-type="float" office:value="76.84" calcext:value-type="float">
            <text:p>76.8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0.02" calcext:value-type="float">
            <text:p>0.02</text:p>
          </table:table-cell>
          <table:table-cell office:value-type="float" office:value="77.21" calcext:value-type="float">
            <text:p>77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0.02" calcext:value-type="float">
            <text:p>0.02</text:p>
          </table:table-cell>
          <table:table-cell office:value-type="float" office:value="78.45" calcext:value-type="float">
            <text:p>78.4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0.02" calcext:value-type="float">
            <text:p>0.02</text:p>
          </table:table-cell>
          <table:table-cell office:value-type="float" office:value="81.65" calcext:value-type="float">
            <text:p>81.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0.02" calcext:value-type="float">
            <text:p>0.02</text:p>
          </table:table-cell>
          <table:table-cell office:value-type="float" office:value="88.21" calcext:value-type="float">
            <text:p>88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.02" calcext:value-type="float">
            <text:p>0.02</text:p>
          </table:table-cell>
          <table:table-cell office:value-type="float" office:value="97.95" calcext:value-type="float">
            <text:p>97.95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2" calcext:value-type="float">
            <text:p>0.02</text:p>
          </table:table-cell>
          <table:table-cell office:value-type="float" office:value="113.66" calcext:value-type="float">
            <text:p>113.6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02" calcext:value-type="float">
            <text:p>0.02</text:p>
          </table:table-cell>
          <table:table-cell office:value-type="float" office:value="137.21" calcext:value-type="float">
            <text:p>137.2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170.91" calcext:value-type="float">
            <text:p>170.9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2" calcext:value-type="float">
            <text:p>0.02</text:p>
          </table:table-cell>
          <table:table-cell office:value-type="float" office:value="223.32" calcext:value-type="float">
            <text:p>223.3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2" calcext:value-type="float">
            <text:p>0.02</text:p>
          </table:table-cell>
          <table:table-cell office:value-type="float" office:value="231.2" calcext:value-type="float">
            <text:p>231.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lot stuf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^2(cm^2)</text:p>
          </table:table-cell>
          <table:table-cell office:value-type="string" calcext:value-type="string">
            <text:p>T^2h(s^2cm)</text:p>
          </table:table-cell>
          <table:table-cell office:value-type="string" calcext:value-type="string">
            <text:p>h^2 err</text:p>
          </table:table-cell>
          <table:table-cell office:value-type="string" calcext:value-type="string">
            <text:p>T^2h err</text:p>
          </table:table-cell>
        </table:table-row>
        <table:table-row table:style-name="ro1">
          <table:table-cell table:formula="of:=[.A2]^2" office:value-type="float" office:value="1299.6025" calcext:value-type="float">
            <text:p>1299.6025</text:p>
          </table:table-cell>
          <table:table-cell table:formula="of:=[.C2]^2*[.A2]" office:value-type="float" office:value="217364.286125" calcext:value-type="float">
            <text:p>217364.286125</text:p>
          </table:table-cell>
          <table:table-cell table:number-columns-repeated="2"/>
        </table:table-row>
        <table:table-row table:style-name="ro1">
          <table:table-cell table:formula="of:=[.A3]^2" office:value-type="float" office:value="873.2025" calcext:value-type="float">
            <text:p>873.2025</text:p>
          </table:table-cell>
          <table:table-cell table:formula="of:=[.C3]^2*[.A3]" office:value-type="float" office:value="174474.59448" calcext:value-type="float">
            <text:p>174474.59448</text:p>
          </table:table-cell>
          <table:table-cell table:number-columns-repeated="2"/>
        </table:table-row>
        <table:table-row table:style-name="ro1">
          <table:table-cell table:formula="of:=[.A4]^2" office:value-type="float" office:value="652.8025" calcext:value-type="float">
            <text:p>652.8025</text:p>
          </table:table-cell>
          <table:table-cell table:formula="of:=[.C4]^2*[.A4]" office:value-type="float" office:value="152313.363755" calcext:value-type="float">
            <text:p>152313.363755</text:p>
          </table:table-cell>
          <table:table-cell table:number-columns-repeated="2"/>
        </table:table-row>
        <table:table-row table:style-name="ro1">
          <table:table-cell table:formula="of:=[.A5]^2" office:value-type="float" office:value="481.8025" calcext:value-type="float">
            <text:p>481.8025</text:p>
          </table:table-cell>
          <table:table-cell table:formula="of:=[.C5]^2*[.A5]" office:value-type="float" office:value="135089.134875" calcext:value-type="float">
            <text:p>135089.134875</text:p>
          </table:table-cell>
          <table:table-cell table:number-columns-repeated="2"/>
        </table:table-row>
        <table:table-row table:style-name="ro1">
          <table:table-cell table:formula="of:=[.A6]^2" office:value-type="float" office:value="316.1284" calcext:value-type="float">
            <text:p>316.1284</text:p>
          </table:table-cell>
          <table:table-cell table:formula="of:=[.C6]^2*[.A6]" office:value-type="float" office:value="118534.32605" calcext:value-type="float">
            <text:p>118534.32605</text:p>
          </table:table-cell>
          <table:table-cell table:number-columns-repeated="2"/>
        </table:table-row>
        <table:table-row table:style-name="ro1">
          <table:table-cell table:formula="of:=[.A7]^2" office:value-type="float" office:value="180.9025" calcext:value-type="float">
            <text:p>180.9025</text:p>
          </table:table-cell>
          <table:table-cell table:formula="of:=[.C7]^2*[.A7]" office:value-type="float" office:value="104654.505145" calcext:value-type="float">
            <text:p>104654.505145</text:p>
          </table:table-cell>
          <table:table-cell table:number-columns-repeated="2"/>
        </table:table-row>
        <table:table-row table:style-name="ro1">
          <table:table-cell table:formula="of:=[.A8]^2" office:value-type="float" office:value="102.01" calcext:value-type="float">
            <text:p>102.01</text:p>
          </table:table-cell>
          <table:table-cell table:formula="of:=[.C8]^2*[.A8]" office:value-type="float" office:value="96901.44525" calcext:value-type="float">
            <text:p>96901.44525</text:p>
          </table:table-cell>
          <table:table-cell table:number-columns-repeated="2"/>
        </table:table-row>
        <table:table-row table:style-name="ro1">
          <table:table-cell table:formula="of:=[.A9]^2" office:value-type="float" office:value="50.9796" calcext:value-type="float">
            <text:p>50.9796</text:p>
          </table:table-cell>
          <table:table-cell table:formula="of:=[.C9]^2*[.A9]" office:value-type="float" office:value="92238.772584" calcext:value-type="float">
            <text:p>92238.772584</text:p>
          </table:table-cell>
          <table:table-cell table:number-columns-repeated="2"/>
        </table:table-row>
        <table:table-row table:style-name="ro1">
          <table:table-cell table:formula="of:=[.A10]^2" office:value-type="float" office:value="22.2784" calcext:value-type="float">
            <text:p>22.2784</text:p>
          </table:table-cell>
          <table:table-cell table:formula="of:=[.C10]^2*[.A10]" office:value-type="float" office:value="88861.476952" calcext:value-type="float">
            <text:p>88861.476952</text:p>
          </table:table-cell>
          <table:table-cell table:number-columns-repeated="2"/>
        </table:table-row>
        <table:table-row table:style-name="ro1">
          <table:table-cell table:formula="of:=[.A11]^2" office:value-type="float" office:value="9" calcext:value-type="float">
            <text:p>9</text:p>
          </table:table-cell>
          <table:table-cell table:formula="of:=[.C11]^2*[.A11]" office:value-type="float" office:value="87630.6843" calcext:value-type="float">
            <text:p>87630.6843</text:p>
          </table:table-cell>
          <table:table-cell table:number-columns-repeated="2"/>
        </table:table-row>
        <table:table-row table:style-name="ro1">
          <table:table-cell table:formula="of:=[.A12]^2" office:value-type="float" office:value="3.0625" calcext:value-type="float">
            <text:p>3.0625</text:p>
          </table:table-cell>
          <table:table-cell table:formula="of:=[.C12]^2*[.A12]" office:value-type="float" office:value="87275.6892" calcext:value-type="float">
            <text:p>87275.6892</text:p>
          </table:table-cell>
          <table:table-cell table:number-columns-repeated="2"/>
        </table:table-row>
        <table:table-row table:style-name="ro1">
          <table:table-cell table:formula="of:=[.A13]^2" office:value-type="float" office:value="2.4964" calcext:value-type="float">
            <text:p>2.4964</text:p>
          </table:table-cell>
          <table:table-cell table:formula="of:=[.C13]^2*[.A13]" office:value-type="float" office:value="84456.4352" calcext:value-type="float">
            <text:p>84456.435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x</meta:initial-creator>
    <meta:creation-date>2017-11-06T14:11:18.191734808</meta:creation-date>
    <meta:generator>LibreOffice/5.0.6.2$Linux_X86_64 LibreOffice_project/00$Build-2</meta:generator>
    <dc:date>2017-11-06T15:01:36.070122232</dc:date>
    <dc:creator>Benjamin Cox</dc:creator>
    <meta:editing-duration>PT50M16S</meta:editing-duration>
    <meta:editing-cycles>4</meta:editing-cycles>
    <meta:document-statistic meta:table-count="1" meta:cell-count="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T^2*h  against h^2</text:p>
        </chart:title>
        <chart:plot-area chart:style-name="ch3" table:cell-range-address="Sheet1.A17:Sheet1.B28" svg:x="1.331cm" svg:y="1.275cm" svg:width="14.349cm" svg:height="6.564cm">
          <chartooo:coordinate-region svg:x="2.693cm" svg:y="1.474cm" svg:width="12.615cm" svg:height="5.718cm"/>
          <chart:axis chart:dimension="x" chart:name="primary-x" chart:style-name="ch4">
            <chart:title svg:x="7.694cm" svg:y="8.019cm" chart:style-name="ch5">
              <text:p>h^2(cm^2)</text:p>
            </chart:title>
          </chart:axis>
          <chart:axis chart:dimension="y" chart:name="primary-y" chart:style-name="ch4">
            <chart:title svg:x="0.451cm" svg:y="5.606cm" chart:style-name="ch6">
              <text:p>T^2*h(s^2cm)</text:p>
            </chart:title>
          </chart:axis>
          <chart:series chart:style-name="ch7" chart:values-cell-range-address="Sheet1.B17:Sheet1.B28" chart:class="chart:scatter">
            <chart:domain table:cell-range-address="Sheet1.A17:Sheet1.A28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99.6025">
                <text:p>1299.6025</text:p>
                <draw:g>
                  <svg:desc>Sheet1.A17:Sheet1.A28</svg:desc>
                </draw:g>
              </table:table-cell>
              <table:table-cell office:value-type="float" office:value="217364.286125">
                <text:p>217364.286125</text:p>
                <draw:g>
                  <svg:desc>Sheet1.B17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3.2025">
                <text:p>873.2025</text:p>
              </table:table-cell>
              <table:table-cell office:value-type="float" office:value="174474.59448">
                <text:p>174474.594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.8025">
                <text:p>652.8025</text:p>
              </table:table-cell>
              <table:table-cell office:value-type="float" office:value="152313.363755">
                <text:p>152313.36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1.8025">
                <text:p>481.8025</text:p>
              </table:table-cell>
              <table:table-cell office:value-type="float" office:value="135089.134875">
                <text:p>135089.134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6.1284">
                <text:p>316.1284</text:p>
              </table:table-cell>
              <table:table-cell office:value-type="float" office:value="118534.32605">
                <text:p>118534.32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.9025">
                <text:p>180.9025</text:p>
              </table:table-cell>
              <table:table-cell office:value-type="float" office:value="104654.505145">
                <text:p>104654.505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.01">
                <text:p>102.01</text:p>
              </table:table-cell>
              <table:table-cell office:value-type="float" office:value="96901.44525">
                <text:p>96901.44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9796">
                <text:p>50.9796</text:p>
              </table:table-cell>
              <table:table-cell office:value-type="float" office:value="92238.772584">
                <text:p>92238.7725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.2784">
                <text:p>22.2784</text:p>
              </table:table-cell>
              <table:table-cell office:value-type="float" office:value="88861.476952">
                <text:p>88861.4769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7630.6843">
                <text:p>87630.68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625">
                <text:p>3.0625</text:p>
              </table:table-cell>
              <table:table-cell office:value-type="float" office:value="87275.6892">
                <text:p>87275.6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964">
                <text:p>2.4964</text:p>
              </table:table-cell>
              <table:table-cell office:value-type="float" office:value="84456.4352">
                <text:p>84456.4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